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MovieCart</text:p>
            <text:p><text:span text:style-name="T1">A website to help you pick your new favorites</text:span></text:p>
            <text:p><text:span text:style-name="T1"/></text:p>
            <text:p><text:span text:style-name="T2">Kelton, Kundnani, Mainuddin,</text:span><text:span text:style-name="T2"> Timmerm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ission Statement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Anywhere, anytime, to make your night a great movie night.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ow it should work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User searches for movies</text:p>
              </text:list-item>
              <text:list-item>
                <text:p>User has option of using filters to more precisely browse for movies</text:p>
              </text:list-item>
              <text:list-item>
                <text:p>User adds movies they’re interested to cart</text:p>
              </text:list-item>
              <text:list-item>
                <text:p>User reviews cart, modifies and checks 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Division of Labo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ainuddin and Kundnani on back-end Javascript, API handling</text:p>
              </text:list-item>
              <text:list-item>
                <text:p>Kelton and Timmerman on front-end HTML layou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ndex: Kelt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art: Timmerm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Kundnani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list text:style-name="L2">
              <text:list-header>
                <text:p>Mainuddin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9:59:17.983988898</meta:creation-date>
    <meta:generator>LibreOffice/5.1.6.2$Linux_X86_64 LibreOffice_project/10m0$Build-2</meta:generator>
    <dc:date>2018-02-02T20:31:20.801738611</dc:date>
    <meta:editing-duration>PT32M3S</meta:editing-duration>
    <meta:editing-cycles>4</meta:editing-cycles>
    <meta:document-statistic meta:object-count="52"/>
  </office:meta>
</office:document-meta>
</file>